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fo:background-color="transparent" style:font-name-asian="Consolas" style:font-size-asian="14pt" style:font-name-complex="Consolas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fo:font-style="normal" fo:font-weight="bold" fo:background-color="transparent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fo:font-weight="bold" fo:background-color="transparent" style:font-name-asian="Consolas" style:font-size-asian="14pt" style:font-weight-asian="bold" style:font-name-complex="Consolas" style:font-size-complex="14pt" style:font-weight-complex="bold"/>
    </style:style>
    <style:style style:name="P8" style:family="paragraph" style:parent-style-name="Standard">
      <style:text-properties fo:color="#000000" style:font-name="Times New Roman" fo:font-size="14pt" fo:language="ru" fo:country="RU" style:font-size-asian="14pt" style:font-size-complex="14pt"/>
    </style:style>
    <style:style style:name="P9" style:family="paragraph" style:parent-style-name="Standard">
      <style:text-properties fo:color="#000000" style:font-name="Times New Roman" fo:font-size="14pt" fo:language="ru" fo:country="RU" style:text-underline-style="none" style:font-size-asian="14pt" style:font-size-complex="14pt"/>
    </style:style>
    <style:style style:name="P10" style:family="paragraph" style:parent-style-name="Standard">
      <style:text-properties fo:color="#000000" style:font-name="Times New Roman" fo:font-size="14pt" style:font-size-asian="14pt" style:font-size-complex="14pt"/>
    </style:style>
    <style:style style:name="P11" style:family="paragraph" style:parent-style-name="Standard">
      <style:text-properties fo:color="#000000" style:font-name="Times New Roman" fo:font-size="10pt" style:font-size-asian="10pt" style:font-size-complex="10pt"/>
    </style:style>
    <style:style style:name="P12" style:family="paragraph" style:parent-style-name="Standard">
      <style:text-properties fo:color="#000000"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3" style:family="paragraph" style:parent-style-name="Standard">
      <style:text-properties fo:color="#000000" style:font-name="Times New Roman" fo:font-size="10pt" fo:language="en" fo:country="US" style:text-underline-style="none" style:font-size-asian="10pt" style:font-size-complex="10pt"/>
    </style:style>
    <style:style style:name="P14" style:family="paragraph" style:parent-style-name="Standard"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1">
      <style:text-properties fo:color="#000000" style:font-name="Times New Roman" fo:font-size="14pt" fo:language="ru" fo:country="RU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transparent" style:font-name-asian="Consolas" style:font-name-complex="Consolas"/>
    </style:style>
    <style:style style:name="T3" style:family="text">
      <style:text-properties fo:color="#000000" style:font-name="Times New Roman" fo:font-size="14pt" fo:language="ru" fo:country="RU" style:font-size-asian="14pt" style:font-size-complex="14pt"/>
    </style:style>
    <style:style style:name="T4" style:family="text">
      <style:text-properties fo:color="#000000" style:font-name="Times New Roman" fo:font-size="14pt" style:font-size-asian="14pt" style:font-size-complex="14pt"/>
    </style:style>
    <style:style style:name="T5" style:family="text">
      <style:text-properties fo:language="ru" fo:country="RU"/>
    </style:style>
    <style:style style:name="T6" style:family="text">
      <style:text-properties fo:language="ru" fo:country="RU" fo:background-color="transparent" style:font-name-asian="Consolas" style:font-name-complex="Consolas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инистерство образования и науки Российской Федерации</text:p>
      <text:p text:style-name="P2">ФГБОУ ВО Ульяновский государственный технический университет</text:p>
      <text:p text:style-name="P2">Кафедра «Вычислительная техника»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Лабораторная работа №2</text:p>
      <text:p text:style-name="P4">«Разработка персонального сайта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>Выполнила студентка</text:p>
      <text:p text:style-name="P3">группы ИВТАСбд-11</text:p>
      <text:p text:style-name="P3">Микка Е.И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Ульяновск, 2022</text:p>
      <text:p text:style-name="P6"><text:soft-page-break/>Цель работы.</text:p>
      <text:p text:style-name="P5">Необходимо разработать персональный сайт, опираясь на созданный прототип. Сайт должен включать в себя следующие обязательные страницы: главную страницу, страницу с выполненными лабораторными работами и страницу с фото-галереей. Всего страниц должно получиться не менее 5. В качестве дополнительных страниц в моей лабораторной работе выступают страница с информацией обо мне и страница об учёбе.</text:p>
      <text:p text:style-name="P7">Описание метода выполнения.</text:p>
      <text:p text:style-name="Standard"><text:span text:style-name="T4">У сайта имеется определённый дизайн, который </text:span><text:span text:style-name="T3">затрагивает основные элементы, которые находятся на каждой из страниц.</text:span></text:p>
      <text:p text:style-name="P8">Основные элементы:</text:p>
      <text:list xml:id="list2967730335837417317" text:style-name="L1">
        <text:list-item>
          <text:p text:style-name="P17">Основной, главный фон, который занимает все окно.</text:p>
        </text:list-item>
        <text:list-item>
          <text:p text:style-name="P17">Второй фон, который накладывается на основной. На нем располагается весь контент страницы.</text:p>
        </text:list-item>
        <text:list-item>
          <text:p text:style-name="P17">Кнопки. </text:p>
        </text:list-item>
      </text:list>
      <text:p text:style-name="P8">Дизайн у этих элементов следующий (в качестве примера взят дизайн с главной страницы, на остальных страницах он претерпевает минимальные изменения):</text:p>
      <text:p text:style-name="P8"/>
      <text:p text:style-name="P11">body {</text:p>
      <text:p text:style-name="P11"><text:s text:c="4"/>margin: 0; /*отступы*/</text:p>
      <text:p text:style-name="P11"><text:s text:c="4"/>background: <text:s/>url(images/background.jpeg) no-repeat; /*основной фон*/</text:p>
      <text:p text:style-name="P11"><text:s text:c="4"/>background-size: 100% 100%; /*фон занимает все пространство окна*/</text:p>
      <text:p text:style-name="P11">}</text:p>
      <text:p text:style-name="P11">.block_main, .block_down {</text:p>
      <text:p text:style-name="P11"><text:s text:c="4"/>background: <text:s/>url(images/background_2.png) no-repeat center; /*второй фон*/</text:p>
      <text:p text:style-name="P11"><text:s text:c="4"/>background-size: 1200px; /*размер второго фона: ширина: 1300px, высота: по всей длине*/</text:p>
      <text:p text:style-name="P11"><text:s text:c="4"/>padding: 50px; /*ширина отступов*/</text:p>
      <text:p text:style-name="P11"><text:s text:c="4"/>font-family: serif; /*шрифт НА ВСЕМ САЙТЕ*/</text:p>
      <text:p text:style-name="P11"><text:s text:c="4"/>font-size: 25px; /*размер шрифта*/</text:p>
      <text:p text:style-name="P11"><text:s text:c="4"/>color: white; /*цвет шрифта*/</text:p>
      <text:p text:style-name="P11"><text:s text:c="4"/>display: flex; /*весь контент, располагающийся в блоке, размещается горизонтально */</text:p>
      <text:p text:style-name="P11"><text:s text:c="4"/>flex-flow: row wrap; /*позволяет при уменьшение размера окна блоков смещаться ниже, что делает контент читабельным, даже при уменьшение окна*/</text:p>
      <text:p text:style-name="P11">}</text:p>
      <text:p text:style-name="P11">.button {</text:p>
      <text:p text:style-name="P11"><text:s text:c="4"/>background: url(images/button.png); /*фон для кнопки*/</text:p>
      <text:p text:style-name="P11"><text:s text:c="4"/>font-family:serif;</text:p>
      <text:p text:style-name="P11"><text:s text:c="4"/>font-size: 25px;</text:p>
      <text:p text:style-name="P11"><text:s text:c="4"/>color: white;</text:p>
      <text:p text:style-name="P11"><text:s text:c="4"/>text-align: center;</text:p>
      <text:p text:style-name="P11"><text:s text:c="4"/>padding: 20px 20px; /*отступы кнопки от текста*/</text:p>
      <text:p text:style-name="P11"><text:s text:c="4"/>margin: 10px 10px; /*отступы вокруг кнопки*/</text:p>
      <text:p text:style-name="P11"><text:s text:c="4"/>border: 3px solid white; /*обрамление кнопки (ширина линии, стиль линиии цвет линии)*/</text:p>
      <text:p text:style-name="P11"><text:s text:c="4"/>border-radius: 5px; /*скругление кнопки по краям*/</text:p>
      <text:p text:style-name="P11"><text:s text:c="4"/>text-decoration:underline; /*текст в кнопке почеркнут*/</text:p>
      <text:p text:style-name="P11">}</text:p>
      <text:p text:style-name="P10"/>
      <text:p text:style-name="P12"><text:span text:style-name="T8">1 </text:span><text:span text:style-name="T7">страница — Главная </text:span></text:p>
      <text:p text:style-name="P9">Структура главной страницы:</text:p>
      <text:p text:style-name="P9">Блок 1 — блок, содержащий ссылки на другие 4 страницы сайта.</text:p>
      <text:p text:style-name="P9">Блок 2 — разделительный блок, пустой</text:p>
      <text:p text:style-name="P9">Блок 3 — блок с кнопками «Регистрация», «Авторизация» и <text:soft-page-break/>«Административный раздел».</text:p>
      <text:p text:style-name="P9">К первому и третьему блоку применяется второй фон, второй же остается прозрачным. Возникает промежуток между блоком 1 и 3.</text:p>
      <text:p text:style-name="P9">Блоки 1 и 3 делится на блоки поменьше:</text:p>
      <text:p text:style-name="P9">Блок 1:</text:p>
      <text:p text:style-name="P9">Блок 1.1 — пустой блок (отступ).</text:p>
      <text:p text:style-name="P9">Блок 1.2 — блок с ссылками на другие страницы сайта.</text:p>
      <text:p text:style-name="P9">Блок 3:</text:p>
      <text:p text:style-name="P9">Блок 3.1 — пустой блок (отступ).</text:p>
      <text:p text:style-name="P9">Блок 3.2 — блок с одной кнопкой «Административный раздел»</text:p>
      <text:p text:style-name="P9">Блок 3.3 — пустой разделительный блок.</text:p>
      <text:p text:style-name="P9">Блок 3.4 — блок с двумя кнопками «Регистрация» и «Авторизация».</text:p>
      <text:p text:style-name="P13"><text:span text:style-name="T7">На каждой из последующих страниц блок </text:span><text:span text:style-name="T8">n.</text:span><text:span text:style-name="T7">1. является блоком отступа.</text:span></text:p>
      <text:p text:style-name="P9">Пустой разделительный блок служит для того, чтобы два блока кнопок не находились рядом с друг другом, а противоположных концах окна. <text:s/></text:p>
      <text:p text:style-name="P12"><text:span text:style-name="T7">2</text:span><text:span text:style-name="T8"> </text:span><text:span text:style-name="T7">страница — Информация. Учёба </text:span></text:p>
      <text:p text:style-name="P9">Структура данной страницы:</text:p>
      <text:p text:style-name="P9">Блок 1 — блок с текстом.</text:p>
      <text:p text:style-name="P9">Блок 2 — блок с фотографиями.</text:p>
      <text:p text:style-name="P9">Блок 3 — блок с изображением + текст.</text:p>
      <text:p text:style-name="P9">Блок 4 — блок с кнопкой «Вернуться на главную»</text:p>
      <text:p text:style-name="P9">На каждой из последующих страницах будет присутствовать кнопка, которая возвращает пользователя на главную страницу.</text:p>
      <text:p text:style-name="P9">Каждый блок (за исключением 4) состоит из более мелких блоков:</text:p>
      <text:p text:style-name="P9">Блок 1:</text:p>
      <text:p text:style-name="P9">Блок 1.1 — пустой блок (отступ).</text:p>
      <text:p text:style-name="P9">Блок 1.2 — блок с текстом.</text:p>
      <text:p text:style-name="P9">Блок 2:</text:p>
      <text:p text:style-name="P9">Блок 2.1 — пустой блок (отступ).</text:p>
      <text:p text:style-name="P9">Блок 2.2 — фотография 1.</text:p>
      <text:p text:style-name="P9">Блок 2.3 — пустой разделительный блок.</text:p>
      <text:p text:style-name="P9">Блок 2.4 — фотография 2.</text:p>
      <text:p text:style-name="P9">Блок 2.5 — пустой разделительный блок.</text:p>
      <text:p text:style-name="P9">Блок 2.6 — фотография 3.</text:p>
      <text:p text:style-name="P9">Блок 3:</text:p>
      <text:p text:style-name="P9">Блок 3.1 — пустой блок (отступ).</text:p>
      <text:p text:style-name="P9">Блок 3.2 — фотография 4.</text:p>
      <text:p text:style-name="P9">Блок 3.3 — пустой разделительный блок.</text:p>
      <text:p text:style-name="P9">Блок 3.4 — блок с текстом.</text:p>
      <text:p text:style-name="P9">Разделительные блоки не дают контенту «слипнуться». </text:p>
      <text:p text:style-name="P12"><text:span text:style-name="T7">3</text:span><text:span text:style-name="T8"> </text:span><text:span text:style-name="T7">страница — Информация. Обо мне </text:span></text:p>
      <text:p text:style-name="P9">Структура данной страницы:</text:p>
      <text:p text:style-name="P9">Блок 1 — блок с изображением + текстом.</text:p>
      <text:p text:style-name="P9">Блок 2 — блок с изображением + текстом.</text:p>
      <text:p text:style-name="P9">Блок 3 — блок с текстом + изображением.</text:p>
      <text:p text:style-name="P9"><text:soft-page-break/>Блок 4 — блок с кнопкой «Вернуться на главную».</text:p>
      <text:p text:style-name="P9">Каждый блок (за исключением 4) состоит из более мелких блоков:</text:p>
      <text:p text:style-name="P9">Блок 1:</text:p>
      <text:p text:style-name="P9">Блок 1.1 — пустой блок (отступ).</text:p>
      <text:p text:style-name="P9">Блок 1.2 — фотография 1.</text:p>
      <text:p text:style-name="P9">Блок 1.3 — пустой разделительный блок.</text:p>
      <text:p text:style-name="P9">Блок 1.4 — блок с текстом 1.</text:p>
      <text:p text:style-name="P9">Блок 1.5 — пустой разделительный блок.</text:p>
      <text:p text:style-name="P9">Блок 2:</text:p>
      <text:p text:style-name="P9">Блок 2.1 — пустой блок (отступ).</text:p>
      <text:p text:style-name="P9">Блок 2.2 — фотография 2.</text:p>
      <text:p text:style-name="P9">Блок 2.3 — пустой разделительный блок.</text:p>
      <text:p text:style-name="P9">Блок 2.4 — блок с текстом 2.</text:p>
      <text:p text:style-name="P9">Блок 2.5 — пустой разделительный блок.</text:p>
      <text:p text:style-name="P9">Блок 3:</text:p>
      <text:p text:style-name="P9">Блок 3.1 — пустой блок (отступ).</text:p>
      <text:p text:style-name="P9">Блок 3.2 — блок с текстом 3.</text:p>
      <text:p text:style-name="P9">Блок 3.3 — пустой разделительный блок.</text:p>
      <text:p text:style-name="P9">Блок 3.4 — фотография 3.</text:p>
      <text:p text:style-name="P9">Блок 3.5 — пустой разделительный блок.</text:p>
      <text:p text:style-name="P12"><text:span text:style-name="T7">4</text:span><text:span text:style-name="T8"> </text:span><text:span text:style-name="T7">страница — Выполненные лабораторные работы </text:span></text:p>
      <text:p text:style-name="P9">Структура данной страницы:</text:p>
      <text:p text:style-name="P9">Блок 1 — блок с изображением + текстом.</text:p>
      <text:p text:style-name="P9">Блок 2 — блок с изображением + текстом.</text:p>
      <text:p text:style-name="P9">Блок 3 — блок с изображением + текстом.</text:p>
      <text:p text:style-name="P9">Блок 4 — блок с кнопкой «Вернуться на главную».</text:p>
      <text:p text:style-name="P9">Каждый блок (за исключением 4) состоит из более мелких блоков, однако первые три блока абсолютно идентичны по своей структуре:</text:p>
      <text:p text:style-name="P9">Блок 1-3:</text:p>
      <text:p text:style-name="P9">Блок 1-3.1 — пустой блок (отступ).</text:p>
      <text:p text:style-name="P9">Блок 1-3.2 — фотография.</text:p>
      <text:p text:style-name="P9">Блок 1-3.3 — пустой разделительный блок.</text:p>
      <text:p text:style-name="P9">Блок 1-3.4 — блок с текстом.</text:p>
      <text:p text:style-name="P9">К 5 странице применяется лишь основной дизайн, так как контент на странице с фото<text:span text:style-name="T1">-</text:span>галереей будет заполняться в следующей лабораторной.</text:p>
      <text:p text:style-name="P9">Сайте также присутствует единый дизайн применяемый к изображениям, а именно рамка вокруг изображения.</text:p>
      <text:p text:style-name="P14"><text:span text:style-name="T5">.</text:span><text:span text:style-name="T5">image_4 </text:span><text:span text:style-name="T5">{</text:span></text:p>
      <text:p text:style-name="P14"><text:s text:c="4"/>height: … ;</text:p>
      <text:p text:style-name="P14"><text:s text:c="4"/>width: … ;</text:p>
      <text:p text:style-name="P14"><text:s text:c="4"/>border: 10px solid white;</text:p>
      <text:p text:style-name="P14">}</text:p>
      <text:p text:style-name="P9"/>
      <text:p text:style-name="P11"/>
      <text:p text:style-name="P15"><text:span text:style-name="T6">Список использованных источников. </text:span><text:span text:style-name="T2">  </text:span></text:p>
      <text:p text:style-name="P16"><text:a xlink:type="simple" xlink:href="https://itchief.ru/html-and-css/text" text:style-name="Internet_20_link" text:visited-style-name="Visited_20_Internet_20_Link">https://itchief.ru/html-and-css/text</text:a><text:span text:style-name="T6"> — основы в работе с текстом </text:span><text:span text:style-name="T2">C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04T17:40:08.54</meta:creation-date>
    <dc:date>2022-05-10T00:26:07.30</dc:date>
    <meta:editing-duration>PT10H16M52S</meta:editing-duration>
    <meta:editing-cycles>13</meta:editing-cycles>
    <meta:generator>OpenOffice/4.1.10$Win32 OpenOffice.org_project/4110m2$Build-9807</meta:generator>
    <meta:document-statistic meta:table-count="0" meta:image-count="0" meta:object-count="0" meta:page-count="4" meta:paragraph-count="132" meta:word-count="857" meta:character-count="5705"/>
  </office:meta>
</office:document-meta>
</file>